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list-style-name="L1">
      <style:text-properties style:language-asian="zh" style:country-asian="CN"/>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T1" style:family="text">
      <style:text-properties style:language-asian="zh" style:country-asian="CN"/>
    </style:style>
    <style:style style:name="T2"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line:</text:p>
      <text:p text:style-name="P1"><text:tab/>deliver date: end of summer quarter, Thu, August 15<text:span text:style-name="T2">th</text:span>.</text:p>
      <text:p text:style-name="Standard"><text:tab/>Milestones:</text:p>
      <text:p text:style-name="Standard"/>
      <text:p text:style-name="Standard"/>
      <text:p text:style-name="Standard">Outline:</text:p>
      <text:list xml:id="list5333748262178138507" text:style-name="L1">
        <text:list-item>
          <text:p text:style-name="P2"><text:span text:style-name="T1">页面</text:span>basic website (Hitch?) functionality:</text:p>
          <text:p text:style-name="P3">参考 www.zimride.com</text:p>
          <text:p text:style-name="P2">login (facebook?)</text:p>
          <text:p text:style-name="P2">website content (about us, our mission, why carpool, why Hitch) -lz</text:p>
          <text:p text:style-name="P2">search interface</text:p>
          <text:p text:style-name="P2"/>
        </text:list-item>
        <text:list-item>
          <text:p text:style-name="P3">业务逻辑</text:p>
          <text:p text:style-name="P2">search algorithm in java -lz/jj</text:p>
          <text:p text:style-name="P2">database JDBC API?</text:p>
          <text:p text:style-name="P2">pricing scheme? -lz</text:p>
          <text:p text:style-name="P2"/>
        </text:list-item>
        <text:list-item>
          <text:p text:style-name="P2"><text:span text:style-name="T1">数据收集 </text:span>web crawling of target websites (<text:span text:style-name="T1">not necessarily all, </text:span>2-3 by deliver date is fine)<text:span text:style-name="T1">, idea is to do this daily/hourly to keep our own db updated.</text:span></text:p>
          <text:p text:style-name="P2"><text:a xlink:type="simple" xlink:href="http://www.zimride.com/">www.zimride.com</text:a></text:p>
          <text:p text:style-name="P2">erideshare.com</text:p>
          <text:p text:style-name="P2"><text:a xlink:type="simple" xlink:href="http://www.goloco.org/">www.goloco.org</text:a></text:p>
          <text:p text:style-name="P2"><text:a xlink:type="simple" xlink:href="http://www.ridester.com/">www.ridester.com</text:a></text:p>
          <text:p text:style-name="P2"><text:a xlink:type="simple" xlink:href="http://www.nuride.com/">www.nuride.com</text:a></text:p>
          <text:p text:style-name="P2">craigslist</text:p>
          <text:p text:style-name="P2"/>
        </text:list-item>
        <text:list-item>
          <text:p text:style-name="P2">Pitch -lz</text:p>
          <text:p text:style-name="P2">TA position, learn as you go</text:p>
          <text:p text:style-name="P2">10 slides, 20 minutes, font size 30.</text:p>
        </text:list-item>
      </text:list>
      <text:p text:style-name="Standard"><text:line-break/></text:p>
      <text:p text:style-name="Standard">Todos:</text:p>
      <text:p text:style-name="Standard">Database:</text:p>
      <text:list xml:id="list5485009316176308055" text:style-name="L2">
        <text:list-item>
          <text:p text:style-name="P4">add origState, destState when searching for coordinates. <text:s/></text:p>
        </text:list-item>
        <text:list-item>
          <text:p text:style-name="P4">Parse &amp;amp; into &amp;</text:p>
        </text:list-item>
        <text:list-item>
          <text:p text:style-name="P4">If address is same as city name, ignore address. <text:s/>Otherwise there is google geolocation api has some strange behavior. <text:s/>For example: San Jose, San Jose, CA gives you strange coordinates, replace with San Jose, CA.</text:p>
        </text:list-item>
        <text:list-item>
          <text:p text:style-name="P4">Automate coordinate searching.</text:p>
        </text:list-item>
        <text:list-item>
          <text:p text:style-name="P4">Sometimes CA can be confused for Canada, might be worth it to convert to California. (not urgent)</text:p>
        </text:list-item>
      </text:list>
      <text:p text:style-name="Standard"/>
      <text:p text:style-name="Standard">Customer Development:</text:p>
      <text:p text:style-name="Standard">1. Understand needs/demands. <text:s/>Sign up Stanford network, find people you know who is using zimride. <text:s/>Find out why they are/are not using the service, need inputs from both drivers and passengers. <text:s/>Find out what kind of product they want. <text:s/>In particular:</text:p>
      <text:list xml:id="list3964412287111581017" text:style-name="L3">
        <text:list-item>
          <text:list>
            <text:list-header>
              <text:p text:style-name="P5">Is the website easy to navigate? <text:s/>Anything to be improved.</text:p>
              <text:p text:style-name="P5">Whether users are comfortable paying/getting paid. <text:s/>How much are they worried about credit-worthiness of the other party?</text:p>
              <text:p text:style-name="P5">Is the compensation structure fair? <text:s/>Is the free market structure a good solution for this particular market?</text:p>
            </text:list-header>
          </text:list>
        </text:list-item>
      </text:list>
      <text:p text:style-name="Standard"/>
      <text:p text:style-name="Standard"><text:soft-page-break/>2. How to acquire repeatable customers? <text:s/>Many customers will find a matching driver/passenger and leave the user base.</text:p>
      <text:list xml:id="list6881266255570509149" text:style-name="L4">
        <text:list-header>
          <text:p text:style-name="P6"/>
        </text:list-header>
      </text:list>
      <text:p text:style-name="Standard">Random Thoughts/Furture work:</text:p>
      <text:p text:style-name="Standard">Database:</text:p>
      <text:p text:style-name="Standard">Some posts have bad quality (address not complete, type, etc.), might be worth it to filter those out so that our users will have access to fewer but good quality posts. <text:s/>Because seeing a badly-written post could result in bad user experience.</text:p>
      <text:p text:style-name="Standard"/>
      <text:p text:style-name="Standard">Customer:</text:p>
      <text:p text:style-name="Standard">What's the one thing I want to know when I am waiting for someone to pick me up? <text:s/>Where is my fucking ride!!! <text:s/>We should get driver to authorize using his GPS location, and forward that information to the passenger. <text:s/>Better yet, we can display an ad at the bottom of the map, generating constant revenue even after hooking up carpool driver and passenger. <text:s/>Or even implement IM system on website or app to continue generate traff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9M12S</meta:editing-duration>
    <meta:editing-cycles>10</meta:editing-cycles>
    <meta:generator>OpenOffice.org/3.4.1$Win32 OpenOffice.org_project/341m1$Build-9593</meta:generator>
    <dc:date>2013-07-06T12:29:22.51</dc:date>
    <meta:document-statistic meta:table-count="0" meta:image-count="0" meta:object-count="0" meta:page-count="2" meta:paragraph-count="42" meta:word-count="408" meta:character-count="2468"/>
    <meta:user-defined meta:name="Info 1"/>
    <meta:user-defined meta:name="Info 2"/>
    <meta:user-defined meta:name="Info 3"/>
    <meta:user-defined meta:name="Info 4"/>
  </office:meta>
</office:document-meta>
</file>